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60000069446C0FA9585CEB83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1c324"/>
    </style:style>
    <style:style style:name="P3" style:family="paragraph" style:parent-style-name="Standard">
      <style:paragraph-properties fo:text-align="center" style:justify-single-word="false"/>
      <style:text-properties officeooo:paragraph-rsid="0056f1f5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officeooo:paragraph-rsid="0008e7fb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officeooo:paragraph-rsid="0051c324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officeooo:paragraph-rsid="0056f1f5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08e7fb" style:font-size-asian="10pt" style:font-size-complex="10pt"/>
    </style:style>
    <style:style style:name="P8" style:family="paragraph" style:parent-style-name="Standard">
      <style:text-properties style:font-name="Times New Roman" fo:font-size="10pt" officeooo:paragraph-rsid="0051c324" style:font-size-asian="10pt" style:font-size-complex="10pt"/>
    </style:style>
    <style:style style:name="P9" style:family="paragraph" style:parent-style-name="Standard">
      <style:text-properties style:font-name="Times New Roman" fo:font-size="10pt" officeooo:paragraph-rsid="0056f1f5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paragraph-rsid="0008e7fb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paragraph-rsid="0051c324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paragraph-rsid="0056f1f5" style:font-size-asian="12pt" style:font-size-complex="12pt"/>
    </style:style>
    <style:style style:name="P13" style:family="paragraph" style:parent-style-name="Standard">
      <style:text-properties style:font-name="Times New Roman" fo:font-size="8pt" officeooo:rsid="0019b019" officeooo:paragraph-rsid="0008e7fb" style:font-size-asian="7pt" style:font-size-complex="8pt"/>
    </style:style>
    <style:style style:name="P14" style:family="paragraph" style:parent-style-name="Standard">
      <style:text-properties style:font-name="Times New Roman" fo:font-size="8pt" officeooo:rsid="0019b019" officeooo:paragraph-rsid="0051c324" style:font-size-asian="7pt" style:font-size-complex="8pt"/>
    </style:style>
    <style:style style:name="P15" style:family="paragraph" style:parent-style-name="Standard">
      <style:text-properties style:font-name="Times New Roman" fo:font-size="8pt" officeooo:rsid="0019b019" officeooo:paragraph-rsid="0056f1f5" style:font-size-asian="7pt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Times New Roman" officeooo:paragraph-rsid="0008e7fb"/>
    </style:style>
    <style:style style:name="P17" style:family="paragraph" style:parent-style-name="Standard">
      <style:paragraph-properties fo:text-align="center" style:justify-single-word="false"/>
      <style:text-properties style:font-name="Times New Roman" officeooo:paragraph-rsid="0051c324"/>
    </style:style>
    <style:style style:name="P18" style:family="paragraph" style:parent-style-name="Standard">
      <style:paragraph-properties fo:text-align="center" style:justify-single-word="false"/>
      <style:text-properties style:font-name="Times New Roman" officeooo:paragraph-rsid="0056f1f5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1pt" officeooo:paragraph-rsid="0008e7fb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1pt" officeooo:paragraph-rsid="0051c324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1pt" officeooo:paragraph-rsid="0056f1f5" style:font-size-asian="11pt" style:font-size-complex="11pt"/>
    </style:style>
    <style:style style:name="P22" style:family="paragraph" style:parent-style-name="Standard">
      <style:text-properties style:font-name="Times New Roman" fo:font-size="11pt" officeooo:paragraph-rsid="0008e7fb" style:font-size-asian="11pt" style:font-size-complex="11pt"/>
    </style:style>
    <style:style style:name="P23" style:family="paragraph" style:parent-style-name="Standard">
      <style:text-properties style:font-name="Times New Roman" fo:font-size="11pt" officeooo:paragraph-rsid="0051c324" style:font-size-asian="11pt" style:font-size-complex="11pt"/>
    </style:style>
    <style:style style:name="P24" style:family="paragraph" style:parent-style-name="Standard">
      <style:text-properties style:font-name="Times New Roman" fo:font-size="11pt" officeooo:paragraph-rsid="0056f1f5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Times New Roman" officeooo:paragraph-rsid="0008e7fb" fo:background-color="transparent"/>
    </style:style>
    <style:style style:name="P26" style:family="paragraph" style:parent-style-name="Standard">
      <style:paragraph-properties fo:text-align="center" style:justify-single-word="false"/>
      <style:text-properties style:font-name="Times New Roman" officeooo:paragraph-rsid="0051c324" fo:background-color="transparent"/>
    </style:style>
    <style:style style:name="P27" style:family="paragraph" style:parent-style-name="Standard">
      <style:paragraph-properties fo:text-align="center" style:justify-single-word="false"/>
      <style:text-properties style:font-name="Times New Roman" officeooo:paragraph-rsid="0056f1f5" fo:background-color="transparent"/>
    </style:style>
    <style:style style:name="P28" style:family="paragraph" style:parent-style-name="Standard">
      <style:text-properties style:font-name="Times New Roman" officeooo:paragraph-rsid="0008e7fb"/>
    </style:style>
    <style:style style:name="P29" style:family="paragraph" style:parent-style-name="Standard">
      <style:text-properties style:font-name="Times New Roman" officeooo:paragraph-rsid="0051c324"/>
    </style:style>
    <style:style style:name="P30" style:family="paragraph" style:parent-style-name="Standard">
      <style:text-properties style:font-name="Times New Roman" officeooo:paragraph-rsid="0056f1f5"/>
    </style:style>
    <style:style style:name="P31" style:family="paragraph" style:parent-style-name="Standard">
      <style:paragraph-properties fo:text-align="center" style:justify-single-word="false"/>
      <style:text-properties fo:font-size="11pt" officeooo:paragraph-rsid="0008e7fb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officeooo:paragraph-rsid="0051c324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officeooo:paragraph-rsid="0056f1f5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08e7fb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51c324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56f1f5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0pt" officeooo:paragraph-rsid="0008e7fb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0pt" officeooo:paragraph-rsid="0051c324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fo:font-size="10pt" officeooo:paragraph-rsid="0056f1f5" style:font-size-asian="10pt" style:font-size-complex="10pt"/>
    </style:style>
    <style:style style:name="P40" style:family="paragraph" style:parent-style-name="Standard">
      <style:text-properties fo:font-size="10pt" officeooo:paragraph-rsid="001e7f48" style:font-size-asian="10pt" style:font-size-complex="10pt"/>
    </style:style>
    <style:style style:name="P41" style:family="paragraph" style:parent-style-name="Standard">
      <style:text-properties fo:font-size="10pt" officeooo:paragraph-rsid="0051c324" style:font-size-asian="10pt" style:font-size-complex="10pt"/>
    </style:style>
    <style:style style:name="P42" style:family="paragraph" style:parent-style-name="Standard">
      <style:text-properties fo:font-size="10pt" officeooo:paragraph-rsid="0056f1f5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08e7fb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51c324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56f1f5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paragraph-rsid="0008e7fb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paragraph-rsid="0051c324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paragraph-rsid="0056f1f5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08e7fb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51c324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56f1f5" style:font-size-asian="10pt" style:font-size-complex="10pt"/>
    </style:style>
    <style:style style:name="P52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55bd46" officeooo:paragraph-rsid="0055bd46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56f1f5" officeooo:paragraph-rsid="0056f1f5" style:font-size-asian="18pt" style:font-weight-asian="bold" style:font-size-complex="18pt" style:font-weight-complex="bold"/>
    </style:style>
    <style:style style:name="P54" style:family="paragraph" style:parent-style-name="Standard">
      <style:text-properties officeooo:paragraph-rsid="0008e7fb"/>
    </style:style>
    <style:style style:name="P55" style:family="paragraph" style:parent-style-name="Standard">
      <style:text-properties officeooo:paragraph-rsid="0051c324"/>
    </style:style>
    <style:style style:name="P56" style:family="paragraph" style:parent-style-name="Standard">
      <style:text-properties officeooo:paragraph-rsid="0056f1f5"/>
    </style:style>
    <style:style style:name="P57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08e7fb" style:font-size-asian="10pt" style:font-size-complex="10pt"/>
    </style:style>
    <style:style style:name="P58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51c324" style:font-size-asian="10pt" style:font-size-complex="10pt"/>
    </style:style>
    <style:style style:name="P59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56f1f5" style:font-size-asian="10pt" style:font-size-complex="10pt"/>
    </style:style>
    <style:style style:name="P60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08e7fb" fo:background-color="transparent" style:font-size-asian="10pt" style:font-size-complex="10pt"/>
    </style:style>
    <style:style style:name="P61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51c324" fo:background-color="transparent" style:font-size-asian="10pt" style:font-size-complex="10pt"/>
    </style:style>
    <style:style style:name="P62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56f1f5" fo:background-color="transparent" style:font-size-asian="10pt" style:font-size-complex="10pt"/>
    </style:style>
    <style:style style:name="P63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fo:color="#000000" loext:opacity="100%" style:font-name="Times New Roman" fo:font-size="10pt" fo:language="cs" fo:country="CZ" officeooo:paragraph-rsid="0008e7fb" fo:background-color="transparen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64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fo:color="#000000" loext:opacity="100%" style:font-name="Times New Roman" fo:font-size="10pt" fo:language="cs" fo:country="CZ" officeooo:paragraph-rsid="0051c324" fo:background-color="transparen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65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fo:color="#000000" loext:opacity="100%" style:font-name="Times New Roman" fo:font-size="10pt" fo:language="cs" fo:country="CZ" officeooo:paragraph-rsid="0056f1f5" fo:background-color="transparen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66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08e7fb" style:font-size-asian="12pt" style:font-size-complex="12pt"/>
    </style:style>
    <style:style style:name="P67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51c324" style:font-size-asian="12pt" style:font-size-complex="12pt"/>
    </style:style>
    <style:style style:name="P68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56f1f5" style:font-size-asian="12pt" style:font-size-complex="12pt"/>
    </style:style>
    <style:style style:name="P69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08e7fb" style:font-size-asian="18pt" style:font-weight-asian="bold" style:font-size-complex="18pt" style:font-weight-complex="bold"/>
    </style:style>
    <style:style style:name="P70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51c324" style:font-size-asian="18pt" style:font-weight-asian="bold" style:font-size-complex="18pt" style:font-weight-complex="bold"/>
    </style:style>
    <style:style style:name="P71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56f1f5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Times New Roman" fo:font-size="12pt" officeooo:rsid="0019b019" style:font-size-asian="12pt" style:font-size-complex="12pt"/>
    </style:style>
    <style:style style:name="P73" style:family="paragraph" style:parent-style-name="Standard">
      <style:text-properties style:font-name="Times New Roman" fo:font-size="10pt" officeooo:paragraph-rsid="0008e7fb" style:font-size-asian="10pt" style:font-size-complex="10pt"/>
    </style:style>
    <style:style style:name="P74" style:family="paragraph" style:parent-style-name="Standard">
      <style:text-properties style:font-name="Times New Roman" fo:font-size="10pt" officeooo:paragraph-rsid="0056f1f5" style:font-size-asian="10pt" style:font-size-complex="10pt"/>
    </style:style>
    <style:style style:name="P75" style:family="paragraph">
      <loext:graphic-properties draw:fill-color="#000000"/>
      <style:paragraph-properties fo:text-align="center"/>
    </style:style>
    <style:style style:name="T1" style:family="text">
      <style:text-properties officeooo:rsid="001168df"/>
    </style:style>
    <style:style style:name="T2" style:family="text">
      <style:text-properties officeooo:rsid="002f9556"/>
    </style:style>
    <style:style style:name="T3" style:family="text">
      <style:text-properties officeooo:rsid="00271870"/>
    </style:style>
    <style:style style:name="T4" style:family="text">
      <style:text-properties officeooo:rsid="002de17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baa2f" style:font-size-asian="10pt" style:font-size-complex="10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fo:background-color="transparent" loext:char-shading-value="0" style:font-size-asian="10pt" style:font-size-complex="10pt"/>
    </style:style>
    <style:style style:name="T10" style:family="text">
      <style:text-properties style:font-name="Times New Roman" fo:font-size="10pt" fo:font-style="italic" fo:font-weight="bold" fo:background-color="transparent" loext:char-shading-value="0" style:font-size-asian="10pt" style:font-style-asian="italic" style:font-weight-asian="bold" style:font-name-complex="Times New Roman" style:font-size-complex="10pt" style:font-weight-complex="bold"/>
    </style:style>
    <style:style style:name="T11" style:family="text">
      <style:text-properties style:font-name="Times New Roman" fo:font-size="10pt" fo:font-style="italic" fo:font-weight="bold" officeooo:rsid="0028a166" fo:background-color="transparent" loext:char-shading-value="0" style:font-size-asian="10pt" style:font-style-asian="italic" style:font-weight-asian="bold" style:font-name-complex="Times New Roman" style:font-size-complex="10pt" style:font-weight-complex="bold"/>
    </style:style>
    <style:style style:name="T12" style:family="text">
      <style:text-properties style:font-name="Times New Roman" fo:font-size="10pt" fo:font-style="italic" fo:font-weight="bold" officeooo:rsid="003968b8" fo:background-color="transparent" loext:char-shading-value="0" style:font-size-asian="10pt" style:font-style-asian="italic" style:font-weight-asian="bold" style:font-name-complex="Times New Roman" style:font-size-complex="10pt" style:font-weight-complex="bold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officeooo:rsid="002baa2f"/>
    </style:style>
    <style:style style:name="T16" style:family="text">
      <style:text-properties fo:color="#000000" loext:opacity="100%" fo:language="cs" fo:country="CZ" style:font-name-asian="Times New Roman" style:language-asian="zh" style:country-asian="CN" style:font-name-complex="Times New Roman" style:language-complex="ar" style:country-complex="SA"/>
    </style:style>
    <style:style style:name="T17" style:family="text">
      <style:text-properties fo:color="#000000" loext:opacity="100%" fo:language="cs" fo:country="CZ" officeooo:rsid="002baa2f" style:font-name-asian="Times New Roman" style:language-asian="zh" style:country-asian="CN" style:font-name-complex="Times New Roman" style:language-complex="ar" style:country-complex="SA"/>
    </style:style>
    <style:style style:name="T18" style:family="text">
      <style:text-properties officeooo:rsid="0036f232"/>
    </style:style>
    <style:style style:name="T19" style:family="text">
      <style:text-properties officeooo:rsid="0021dbdd" fo:background-color="transparent" loext:char-shading-value="0"/>
    </style:style>
    <style:style style:name="T20" style:family="text">
      <style:text-properties officeooo:rsid="0055bd46" fo:background-color="transparent" loext:char-shading-value="0"/>
    </style:style>
    <style:style style:name="T21" style:family="text">
      <style:text-properties officeooo:rsid="0056f1f5" fo:background-color="transparent" loext:char-shading-value="0"/>
    </style:style>
    <style:style style:name="T22" style:family="text">
      <style:text-properties officeooo:rsid="002594b8"/>
    </style:style>
    <style:style style:name="T23" style:family="text">
      <style:text-properties officeooo:rsid="0028a166"/>
    </style:style>
    <style:style style:name="T24" style:family="text">
      <style:text-properties officeooo:rsid="0055bd46"/>
    </style:style>
    <style:style style:name="T25" style:family="text">
      <style:text-properties officeooo:rsid="0056f1f5"/>
    </style:style>
    <style:style style:name="T26" style:family="text">
      <style:text-properties officeooo:rsid="00572957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72"/>
      <text:p text:style-name="P72"/>
      <text:p text:style-name="P66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13"><draw:line text:anchor-type="paragraph" draw:z-index="0" draw:name="Tvar1" draw:style-name="gr1" draw:text-style-name="P75" svg:x1="0.535cm" svg:y1="0.083cm" svg:x2="20.402cm" svg:y2="0.155cm"><text:p/></draw:line></text:p>
      <text:p text:style-name="P16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31"/>
      <text:p text:style-name="P34">OSVĚDČENÍ</text:p>
      <text:p text:style-name="P69">O REKVALIFIKACI</text:p>
      <text:p text:style-name="P46">číslo: <text:span text:style-name="T19">AK/2022/</text:span><text:span text:style-name="T20">0611</text:span></text:p>
      <text:p text:style-name="P31"/>
      <text:p text:style-name="P10">po úspěšném ukončení vzdělávacího programu rekvalifikačního kurzu, podle vyhlášky MŠMT</text:p>
      <text:p text:style-name="P10">č. 176/2009 Sb., kterou se stanoví náležitosti žádosti o akreditaci vzdělávacího programu,</text:p>
      <text:p text:style-name="P10">organizace vzdělávání v rekvalifikačním zařízení a způsob jeho ukončení.</text:p>
      <text:p text:style-name="P19"/>
      <text:p text:style-name="P52">Polina Filipska</text:p>
      <text:p text:style-name="P31"/>
      <text:p text:style-name="P49"><text:span text:style-name="T3">n</text:span>arozen/a <text:span text:style-name="T24">27. 2. 1998, Ukrajina</text:span></text:p>
      <text:p text:style-name="P37"/>
      <text:p text:style-name="P54"><text:span text:style-name="T5"><text:tab/> <text:s text:c="2"/></text:span><text:span text:style-name="Standardní_20_písmo_20_odstavce"><text:span text:style-name="T8">absolvoval/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</text:span></text:span><text:span text:style-name="Standardní_20_písmo_20_odstavce"><text:span text:style-name="T11">navazující</text:span></text:span><text:span text:style-name="Standardní_20_písmo_20_odstavce"><text:span text:style-name="T10"> kurz</text:span></text:span></text:p>
      <text:p text:style-name="P7"/>
      <text:p text:style-name="P5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</text:span></text:span><text:span text:style-name="Standardní_20_písmo_20_odstavce"><text:span text:style-name="T11">navazují</text:span></text:span><text:span text:style-name="Standardní_20_písmo_20_odstavce"><text:span text:style-name="T12">cí</text:span></text:span><text:span text:style-name="Standardní_20_písmo_20_odstavce"><text:span text:style-name="T10"> kurz</text:span></text:span></text:p>
      <text:p text:style-name="P7"/>
      <text:p text:style-name="P7"><text:tab/> <text:s text:c="2"/>Kurz proběhl v období od 12. 9. 2022 do 14. 10. 2022</text:p>
      <text:p text:style-name="P7"/>
      <text:p text:style-name="P7"><text:tab/> <text:s text:c="2"/>V rozsahu<text:tab/> <text:tab/> <text:s text:c="3"/>- na teorii <text:s/><text:tab/><text:tab/><text:tab/> <text:s text:c="9"/><text:span text:style-name="T23">12</text:span>0 vyučovacích hodin</text:p>
      <text:p text:style-name="P7"><text:tab/><text:tab/><text:tab/><text:tab/><text:tab/><text:tab/><text:tab/><text:tab/> <text:span text:style-name="T15">z toho <text:s text:c="2"/>0 distanční formou</text:span></text:p>
      <text:p text:style-name="P7"><text:tab/><text:tab/><text:tab/><text:tab/> <text:s text:c="3"/>- na praxi <text:tab/><text:tab/><text:tab/> <text:s text:c="13"/>0 hodin</text:p>
      <text:p text:style-name="P22"/>
      <text:p text:style-name="P28"><text:tab/> <text:s text:c="2"/><text:span text:style-name="T5">Vzdělávací program obsahoval tyto t</text:span><text:span text:style-name="T6">e</text:span><text:span text:style-name="T5">matické celky:<text:tab/><text:tab/><text:tab/><text:tab/> <text:s text:c="11"/><text:tab/><text:tab/> <text:s text:c="4"/></text:span><text:span text:style-name="Standardní_20_písmo_20_odstavce"><text:span text:style-name="T5">Teorie/Praxe</text:span></text:span></text:p>
      <text:p text:style-name="P37"><text:s/><text:tab/><text:tab/><text:tab/><text:tab/> <text:s text:c="62"/></text:p>
      <text:p text:style-name="P7"><text:tab/> <text:s text:c="3"/><text:span text:style-name="T26"><text:s text:c="6"/></text:span><text:span text:style-name="T15">Osobní údaje, rodina…………………………………………………………………..………………</text:span>.…… <text:s text:c="2"/><text:span text:style-name="T22">8</text:span> hod./0 hod.</text:p>
      <text:p text:style-name="P57"><text:span text:style-name="T15">Bydlení…..</text:span><text:tab/><text:tab/>…………. <text:s/><text:span text:style-name="T22">8</text:span> hod./0 hod.</text:p>
      <text:p text:style-name="P57"><text:span text:style-name="T15">Stravování</text:span><text:tab/><text:tab/>…………. <text:s/><text:span text:style-name="T22">4</text:span> hod./0 hod.</text:p>
      <text:p text:style-name="P57"><text:span text:style-name="T15">Denní režim</text:span><text:tab/><text:tab/>…………. <text:s/><text:span text:style-name="T22">2</text:span> hod./0 hod.</text:p>
      <text:p text:style-name="P57"><text:span text:style-name="T15">Volný čas</text:span><text:tab/><text:tab/>…………. <text:s/><text:span text:style-name="T22">8 </text:span>hod./0 hod.</text:p>
      <text:p text:style-name="P57"><text:span text:style-name="T15">Práce</text:span><text:tab/><text:tab/>…………. <text:span text:style-name="T22">16</text:span> hod./0 hod.</text:p>
      <text:p text:style-name="P60"><text:span text:style-name="T16">Péče o zdraví, zdravotní pojištění</text:span><text:tab/><text:tab/>…………. <text:span text:style-name="T22">12</text:span> hod./0 hod.</text:p>
      <text:p text:style-name="P60"><text:span text:style-name="T15">Nakupování a služby</text:span><text:tab/><text:tab/>…………. <text:span text:style-name="T22">12 </text:span>hod./0 hod.</text:p>
      <text:p text:style-name="P60"><text:span text:style-name="T15">Cestování</text:span><text:tab/><text:tab/>…………. <text:span text:style-name="T22">10 </text:span>hod./0 hod.</text:p>
      <text:p text:style-name="P60"><text:span text:style-name="T17">Vzdělávání</text:span><text:tab/><text:tab/>………….. <text:s/><text:span text:style-name="T18">8</text:span> hod./0 hod.</text:p>
      <text:p text:style-name="P60"><text:span text:style-name="T15">Styk s úřady</text:span><text:tab/><text:tab/>………... <text:s/><text:span text:style-name="T22">16 </text:span>hod./0 hod.</text:p>
      <text:p text:style-name="P60"><text:span text:style-name="T16">Styk s policií a složkami záchranného systému</text:span><text:tab/><text:tab/>…………. <text:s/><text:span text:style-name="T22">4</text:span> hod./0 hod.</text:p>
      <text:p text:style-name="P60"><text:span text:style-name="T16">Okolní prostředí a příroda</text:span><text:tab/><text:tab/>…………. <text:s/><text:span text:style-name="T22">2</text:span> hod./0 hod.</text:p>
      <text:p text:style-name="P63">Kontakt s majoritní společností<text:tab/><text:tab/>………... <text:s/><text:span text:style-name="T22">10</text:span> hod./0 hod</text:p>
      <text:p text:style-name="P25"><text:s/></text:p>
      <text:p text:style-name="P54"><text:span text:style-name="Standardní_20_písmo_20_odstavce"><text:span text:style-name="T7"><text:tab/></text:span></text:span><text:span text:style-name="Standardní_20_písmo_20_odstavce"><text:span text:style-name="T14"> </text:span></text:span><text:span text:style-name="Standardní_20_písmo_20_odstavce"><text:span text:style-name="T13"><text:s text:c="2"/>Jmenovaný/á vykonal/a úspěšně závěrečné zkoušky dne: 14. 10. 2022</text:span></text:span></text:p>
      <text:p text:style-name="P43"/>
      <text:p text:style-name="P40"><text:tab/> <text:s text:c="2"/>V Plzni dne 14. 10. 2022</text:p>
      <text:p text:style-name="P4"/>
      <text:p text:style-name="P4"/>
      <text:p text:style-name="P4"><text:tab/><text:tab/><text:tab/><text:tab/><text:tab/><text:tab/><text:tab/><text:tab/><text:span text:style-name="T26"> <text:s text:c="14"/></text:span>…........…..…………………..<text:span text:style-name="T26">.................................</text:span>……….…</text:p>
      <text:p text:style-name="P7"><text:tab/><text:tab/> <text:s text:c="6"/><text:tab/><text:tab/><text:tab/><text:tab/><text:tab/><text:tab/><text:tab/> <text:s text:c="6"/><text:tab/><text:tab/> <text:s text:c="5"/><text:tab/><text:tab/><text:tab/> <text:s text:c="2"/><text:span text:style-name="T26"><text:tab/><text:tab/><text:tab/></text:span>Mgr. Jana Brabcová</text:p>
      <text:p text:style-name="P7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7"/>
      <text:p text:style-name="P7"/>
      <text:p text:style-name="P7"/>
      <text:p text:style-name="P7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svedceni_5f_kurzy_5f_2017_5f_bez_5f_letopoctu_5f_bez_5f_logA" draw:display-name="osvedceni_kurzy_2017_bez_letopoctu_bez_logA" xlink:href="Pictures/10000000000004A60000069446C0FA9585CEB83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ní_20_písmo_20_odstavce" style:display-name="Standardní písmo odstav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osvedceni_5f_kurzy_5f_2017_5f_bez_5f_letopoctu_5f_bez_5f_logA" style:repeat="stretch" style:footnote-max-height="0cm">
        <style:background-image xlink:href="Pictures/10000000000004A60000069446C0FA9585CEB83F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osvedceni_5f_kurzy_5f_2017_5f_bez_5f_letopoctu_5f_bez_5f_logA" style:repeat="stretch" draw:background-size="bord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1T15:31:55.293000000</meta:creation-date>
    <dc:date>2022-10-20T14:04:55.739000000</dc:date>
    <meta:editing-duration>PT5H15M38S</meta:editing-duration>
    <meta:editing-cycles>65</meta:editing-cycles>
    <meta:generator>LibreOffice/7.0.4.2$Windows_X86_64 LibreOffice_project/dcf040e67528d9187c66b2379df5ea4407429775</meta:generator>
    <dc:creator>Fialová Marcela</dc:creator>
    <meta:document-statistic meta:table-count="0" meta:image-count="0" meta:object-count="0" meta:page-count="1" meta:paragraph-count="38" meta:word-count="243" meta:character-count="1999" meta:non-whitespace-character-count="1431"/>
  </office:meta>
</office:document-meta>
</file>